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fo:min-height="0.65cm"/>
      <style:paragraph-properties style:writing-mode="lr-tb"/>
    </style:style>
    <style:style style:name="gr2" style:family="graphic" style:parent-style-name="standard">
      <style:graphic-properties svg:stroke-width="0.081cm" svg:stroke-color="#43e94b" draw:marker-start="" draw:marker-start-width="0.421cm" draw:marker-end="Arrowheads_20_3" draw:marker-end-width="0.421cm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Dash_20__28_Rounded_29_" svg:stroke-width="0.106cm" svg:stroke-color="#43e94b" draw:marker-start="" draw:marker-start-width="0.459cm" draw:marker-end="Arrowheads_20_3" draw:marker-end-width="0.459cm" svg:stroke-linecap="round" draw:textarea-vertical-align="middle" fo:padding-top="0.178cm" fo:padding-bottom="0.178cm" fo:padding-left="0.303cm" fo:padding-right="0.303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vertical-align="middle" fo:min-height="0.949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vertical-align="middle" fo:min-height="1.077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vertical-align="middle" fo:min-height="1.019cm"/>
      <style:paragraph-properties style:writing-mode="lr-tb"/>
    </style:style>
    <style:style style:name="gr7" style:family="graphic" style:parent-style-name="standard">
      <style:graphic-properties draw:stroke="none" draw:fill-color="#ffffff" fo:min-height="0.704cm"/>
      <style:paragraph-properties style:writing-mode="lr-tb"/>
    </style:style>
    <style:style style:name="gr8" style:family="graphic" style:parent-style-name="standard">
      <style:graphic-properties draw:stroke="dash" draw:stroke-dash="Dash_20__28_Rounded_29_" svg:stroke-width="0.106cm" svg:stroke-color="#d83a4d" draw:marker-start="Arrowheads_20_4" draw:marker-start-width="0.459cm" draw:marker-end="" draw:marker-end-width="0.459cm" svg:stroke-linecap="roun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Double_20_Dash_20__28_Rounded_29_" draw:marker-end="" draw:marker-end-width="0.3cm" svg:stroke-linecap="round" draw:fill="none" draw:textarea-vertical-align="middle"/>
    </style:style>
    <style:style style:name="gr10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1.66cm" fo:min-width="1.557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837cm" fo:min-width="1.587cm" fo:wrap-option="wrap"/>
      <style:paragraph-properties style:writing-mode="lr-tb"/>
    </style:style>
    <style:style style:name="gr15" style:family="graphic" style:parent-style-name="objectwithoutfill">
      <style:graphic-properties svg:stroke-width="0.081cm" svg:stroke-color="#d83a4d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43e94b" draw:marker-start-width="0.322cm" draw:marker-end="Arrowheads_20_4" draw:marker-end-width="0.322cm" draw:fill="none" draw:textarea-vertical-align="middle" fo:padding-top="0.166cm" fo:padding-bottom="0.166cm" fo:padding-left="0.291cm" fo:padding-right="0.291cm"/>
    </style:style>
    <style:style style:name="gr17" style:family="graphic" style:parent-style-name="objectwithoutfill">
      <style:graphic-properties svg:stroke-width="0.081cm" svg:stroke-color="#d83a4d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text-properties fo:background-color="transparent"/>
    </style:style>
    <style:style style:name="P2" style:family="paragraph">
      <loext:graphic-properties draw:fill-color="#ffffff"/>
      <style:text-properties fo:background-color="transparen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24pt" fo:font-style="normal" style:font-size-asian="24pt" style:font-style-asian="normal" style:font-size-complex="24pt" style:font-style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24pt" fo:font-style="normal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1" fo:font-size="24pt" fo:font-style="normal" style:font-style-asian="italic" style:font-style-complex="italic"/>
    </style:style>
    <style:style style:name="P8" style:family="paragraph">
      <style:text-properties style:font-name="Liberation Serif" fo:background-color="transparent"/>
    </style:style>
    <style:style style:name="P9" style:family="paragraph">
      <loext:graphic-properties draw:fill-color="#ffffff"/>
      <style:text-properties style:font-name="Liberation Serif" fo:font-style="italic" fo:background-color="transparent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 draw:opacity="100%"/>
      <style:paragraph-properties fo:text-align="center" style:writing-mode="lr-tb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text-properties fo:font-size="32pt"/>
    </style:style>
    <style:style style:name="P16" style:family="paragraph">
      <loext:graphic-properties draw:fill="none" draw:fill-color="#ffffff"/>
      <style:text-properties fo:font-size="32pt"/>
    </style:style>
    <style:style style:name="P17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fo:background-color="transparent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background-color="transparen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fo:font-weight="bold" style:letter-kerning="true" style:font-name-asian="Noto Sans CJK SC" style:font-weight-asian="bold" style:font-name-complex="Lohit Devanagari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fo:font-weight="normal" style:letter-kerning="true" style:font-name-asian="Noto Sans CJK SC" style:font-weight-asian="normal" style:font-name-complex="Lohit Devanagari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Noto Sans CJK SC" style:font-style-asian="italic" style:font-weight-asian="normal" style:font-name-complex="Lohit Devanagari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24pt" fo:text-shadow="none" style:text-underline-style="none" fo:font-weight="bold" style:letter-kerning="true" style:font-name-asian="Noto Sans CJK SC" style:font-size-asian="24pt" style:font-weight-asian="bold" style:font-name-complex="Lohit Devanagari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24pt" fo:text-shadow="none" style:text-underline-style="none" fo:font-weight="normal" style:letter-kerning="true" style:font-name-asian="Noto Sans CJK SC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text-shadow="none" style:text-underline-style="none" fo:font-weight="normal" style:letter-kerning="true" fo:background-color="transparent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6cm" svg:height="0.962cm" svg:x="6.65cm" svg:y="8.6cm">
          <draw:text-box>
            <text:p text:style-name="P1"><text:span text:style-name="T1">[</text:span><text:span text:style-name="T2">&lt;</text:span><text:span text:style-name="T2">ty</text:span><text:span text:style-name="T2">pe</text:span><text:span text:style-name="T2">&gt; </text:span><text:span text:style-name="T2">&lt;</text:span><text:span text:style-name="T2">en</text:span><text:span text:style-name="T2">co</text:span><text:span text:style-name="T2">de</text:span><text:span text:style-name="T2">d </text:span><text:span text:style-name="T2">G</text:span><text:span text:style-name="T2">et</text:span><text:span text:style-name="T2">Su</text:span><text:span text:style-name="T2">bs</text:span><text:span text:style-name="T2">cr</text:span><text:span text:style-name="T2">ib</text:span><text:span text:style-name="T2">er</text:span><text:span text:style-name="T2">&gt; </text:span><text:span text:style-name="T2">&lt;t</text:span><text:span text:style-name="T2">o</text:span><text:span text:style-name="T2">&gt; </text:span><text:span text:style-name="T2">&lt;f</text:span><text:span text:style-name="T2">ro</text:span><text:span text:style-name="T2">m</text:span><text:span text:style-name="T2">&gt;</text:span><text:span text:style-name="T3">]</text:span></text:p>
          </draw:text-box>
        </draw:frame>
        <draw:line draw:style-name="gr2" draw:text-style-name="P3" draw:layer="layout" svg:x1="4.55cm" svg:y1="6.95cm" svg:x2="6.5cm" svg:y2="9cm">
          <text:p/>
        </draw:line>
        <draw:line draw:style-name="gr3" draw:text-style-name="P3" draw:layer="layout" svg:x1="6.9cm" svg:y1="9.75cm" svg:x2="21.25cm" svg:y2="9.75cm">
          <text:p/>
        </draw:line>
        <draw:frame draw:style-name="gr4" draw:text-style-name="P5" draw:layer="layout" svg:width="16.75cm" svg:height="1.199cm" svg:x="0.5cm" svg:y="5.566cm">
          <draw:text-box>
            <text:p text:style-name="P4"><text:span text:style-name="T4">SEND</text:span><text:span text:style-name="T5"> </text:span><text:span text:style-name="T5">GetSubscri</text:span><text:span text:style-name="T5">ber </text:span><text:span text:style-name="T5">&lt;</text:span><text:span text:style-name="T6">connected</text:span><text:span text:style-name="T5">&gt; &lt;</text:span><text:span text:style-name="T6">client</text:span><text:span text:style-name="T5">&gt;</text:span></text:p>
          </draw:text-box>
        </draw:frame>
        <draw:frame draw:style-name="gr5" draw:text-style-name="P5" draw:layer="layout" svg:width="16.75cm" svg:height="1.327cm" svg:x="12.5cm" svg:y="6.923cm">
          <draw:text-box>
            <text:p text:style-name="P4"><text:span text:style-name="T7">SEND</text:span><text:span text:style-name="T8"> GetSubscriber &lt;</text:span><text:span text:style-name="T9">server</text:span><text:span text:style-name="T8">&gt; </text:span><text:span text:style-name="T8">&lt;</text:span><text:span text:style-name="T9">accepted</text:span><text:span text:style-name="T8">&gt;</text:span></text:p>
          </draw:text-box>
        </draw:frame>
        <draw:frame draw:style-name="gr6" draw:text-style-name="P7" draw:layer="layout" svg:width="15.85cm" svg:height="1.269cm" svg:x="13.5cm" svg:y="15.281cm">
          <draw:text-box>
            <text:p text:style-name="P6"><text:span text:style-name="T10">SE</text:span><text:span text:style-name="T10">ND</text:span><text:span text:style-name="T11"> </text:span><text:span text:style-name="T11">Su</text:span><text:span text:style-name="T11">bs</text:span><text:span text:style-name="T11">cri</text:span><text:span text:style-name="T11">be</text:span><text:span text:style-name="T11">r </text:span><text:span text:style-name="T11">&lt;</text:span><text:span text:style-name="T12">a</text:span><text:span text:style-name="T12">cce</text:span><text:span text:style-name="T12">pte</text:span><text:span text:style-name="T12">d</text:span><text:span text:style-name="T11">&gt; </text:span><text:span text:style-name="T11">&lt;</text:span><text:span text:style-name="T12">se</text:span><text:span text:style-name="T12">rve</text:span><text:span text:style-name="T12">r</text:span><text:span text:style-name="T11">&gt;</text:span></text:p>
          </draw:text-box>
        </draw:frame>
        <draw:frame draw:style-name="gr7" draw:text-style-name="P9" draw:layer="layout" svg:width="12.7cm" svg:height="0.954cm" svg:x="8.5cm" svg:y="10.6cm">
          <draw:text-box>
            <text:p text:style-name="P8"><text:span text:style-name="T13">[</text:span><text:span text:style-name="T2">&lt;type&gt; &lt;encoded Subscriber&gt;</text:span><text:span text:style-name="T2"> </text:span><text:span text:style-name="T2">&lt;to&gt; &lt;from&gt;</text:span><text:span text:style-name="T14">]</text:span></text:p>
          </draw:text-box>
        </draw:frame>
        <draw:line draw:style-name="gr8" draw:text-style-name="P3" draw:layer="layout" svg:x1="6.75cm" svg:y1="10.4cm" svg:x2="21cm" svg:y2="10.4cm">
          <text:p/>
        </draw:line>
        <draw:line draw:style-name="gr9" draw:text-style-name="P10" draw:layer="layout" svg:x1="22.75cm" svg:y1="3.75cm" svg:x2="22.75cm" svg:y2="20.25cm">
          <text:p/>
        </draw:line>
        <draw:custom-shape draw:style-name="gr10" draw:text-style-name="P12" draw:layer="layout" svg:width="2.909cm" svg:height="2.7cm" svg:x="21.351cm" svg:y="8.8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15.05cm" svg:height="1.25cm" svg:x="0.45cm" svg:y="12cm">
          <draw:text-box>
            <text:p text:style-name="P6"><text:span text:style-name="T10">SEND</text:span><text:span text:style-name="T11"> Subscriber &lt;</text:span><text:span text:style-name="T12">client</text:span><text:span text:style-name="T11">&gt; </text:span><text:span text:style-name="T11">&lt;</text:span><text:span text:style-name="T12">connected</text:span><text:span text:style-name="T11">&gt;</text:span></text:p>
          </draw:text-box>
        </draw:frame>
        <draw:frame draw:style-name="gr12" draw:text-style-name="P14" draw:layer="layout" svg:width="7.85cm" svg:height="1.517cm" svg:x="2.2cm" svg:y="2.25cm">
          <draw:text-box>
            <text:p text:style-name="P13">CONNECTED</text:p>
          </draw:text-box>
        </draw:frame>
        <draw:frame draw:style-name="gr13" draw:text-style-name="P16" draw:layer="layout" svg:width="6.85cm" svg:height="1.55cm" svg:x="19.45cm" svg:y="2.15cm">
          <draw:text-box>
            <text:p text:style-name="P15">ACCEPTED</text:p>
          </draw:text-box>
        </draw:frame>
        <draw:line draw:style-name="gr9" draw:text-style-name="P10" draw:layer="layout" svg:x1="5.35cm" svg:y1="3.75cm" svg:x2="5.35cm" svg:y2="20.25cm">
          <text:p/>
        </draw:line>
        <draw:custom-shape draw:style-name="gr14" draw:text-style-name="P17" draw:layer="layout" svg:width="2.951cm" svg:height="2.949cm" svg:x="3.799cm" svg:y="8.801cm">
          <text:p text:style-name="P1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5" draw:text-style-name="P10" draw:layer="layout" svg:width="1.443cm" svg:height="5.23cm" draw:transform="rotate (2.60123871717235) translate (1.75cm 11.75cm)" svg:viewBox="0 0 1444 5231" svg:d="M0 0c2915 0 514 5231 514 5231">
          <text:p/>
        </draw:path>
        <draw:path draw:style-name="gr16" draw:text-style-name="P10" draw:layer="layout" svg:width="3.32cm" svg:height="6.577cm" draw:transform="rotate (-0.233699586842041) translate (24.25cm 8.25cm)" svg:viewBox="0 0 3321 6578" svg:d="M0 0c5397 0 2594 6578 2594 6578">
          <text:p/>
        </draw:path>
        <draw:line draw:style-name="gr17" draw:text-style-name="P10" draw:layer="layout" svg:x1="24.75cm" svg:y1="15.25cm" svg:x2="23.25cm" svg:y2="1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40" svg:d="M0 40l10-40 10 40z"/>
    <draw:marker draw:name="Arrowheads_20_5" draw:display-name="Arrowheads 5" svg:viewBox="0 0 20 20" svg:d="M0 20l10-20 10 20z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8T04:48:02.880405525</meta:creation-date>
    <dc:date>2024-12-29T08:31:18.742301222</dc:date>
    <meta:editing-duration>PT20H9M58S</meta:editing-duration>
    <meta:editing-cycles>6</meta:editing-cycles>
    <meta:generator>LibreOffice/7.3.7.2$Linux_X86_64 LibreOffice_project/30$Build-2</meta:generator>
    <meta:document-statistic meta:object-count="18"/>
  </office:meta>
</office:document-meta>
</file>